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svg:stroke-color="#c0c0c0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cm" svg:stroke-color="#333333" draw:marker-start-width="0.25cm" draw:marker-end-width="0.25cm" draw:fill-color="#3deb3d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draw:marker-start-width="0.28cm" draw:marker-end="Line_20_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3cm" svg:stroke-color="#333333" draw:marker-start-width="0.25cm" draw:marker-end-width="0.25cm" draw:fill-color="#ffff00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333333" draw:marker-start-width="0.25cm" draw:marker-end-width="0.25cm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594cm" svg:y1="1.5cm" svg:x2="1.594cm" svg:y2="8.7cm">
          <text:p/>
        </draw:line>
        <draw:line draw:style-name="gr1" draw:text-style-name="P1" draw:layer="layout" svg:x1="7.65cm" svg:y1="1.18cm" svg:x2="7.65cm" svg:y2="8.38cm">
          <text:p/>
        </draw:line>
        <draw:frame draw:style-name="gr2" draw:text-style-name="P2" draw:layer="layout" svg:width="2.818cm" svg:height="0.806cm" svg:x="0.043cm" svg:y="-0.062cm">
          <draw:text-box>
            <text:p text:style-name="P2"><text:span text:style-name="T1">integration</text:span></text:p>
          </draw:text-box>
        </draw:frame>
        <draw:frame draw:style-name="gr2" draw:text-style-name="P2" draw:layer="layout" svg:width="2.018cm" svg:height="0.806cm" svg:x="6.644cm" svg:y="-0.062cm">
          <draw:text-box>
            <text:p text:style-name="P2"><text:span text:style-name="T1">master</text:span></text:p>
          </draw:text-box>
        </draw:frame>
        <draw:custom-shape draw:style-name="gr3" draw:text-style-name="P1" draw:layer="layout" svg:width="0.5cm" svg:height="0.5cm" svg:x="7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65cm" svg:y1="1.1cm" svg:x2="7.65cm" svg:y2="1.7cm">
          <text:p/>
        </draw:line>
        <draw:custom-shape draw:style-name="gr5" draw:text-style-name="P3" draw:layer="layout" svg:width="2cm" svg:height="1cm" svg:x="7.9cm" svg:y="0.8cm">
          <text:p text:style-name="P1"><text:span text:style-name="T2">Last version </text:span></text:p>
          <text:p text:style-name="P1"><text:span text:style-name="T2">released</text:span></text:p>
          <text:p text:style-name="P1"><text:span text:style-name="T2">Tag : v1.1.0</text:span></text:p>
          <draw:enhanced-geometry svg:viewBox="0 0 21600 21600" draw:text-areas="800 800 20800 20800" draw:type="round-rectangular-callout" draw:modifiers="-636.88155922039 26196.203796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0.5cm" svg:height="0.5cm" svg:x="7.4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1.1cm" svg:x="7.9cm" svg:y="3.9cm">
          <text:p text:style-name="P1"><text:span text:style-name="T2">Next released </text:span></text:p>
          <text:p text:style-name="P1"><text:span text:style-name="T2">version</text:span></text:p>
          <text:p text:style-name="P1"><text:span text:style-name="T2">Tag : v1.1.1</text:span></text:p>
          <draw:enhanced-geometry svg:viewBox="0 0 21600 21600" draw:text-areas="800 800 20800 20800" draw:type="round-rectangular-callout" draw:modifiers="-636.88155922039 25778.7465940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0.5cm" svg:height="0.5cm" svg:x="1.34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2cm" svg:x2="5.2cm" svg:y2="2.7cm">
          <text:p/>
        </draw:line>
        <draw:custom-shape draw:style-name="gr6" draw:text-style-name="P1" draw:layer="layout" svg:width="0.5cm" svg:height="0.5cm" svg:x="1.344cm" svg:y="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.344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.344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.344cm" svg:y="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.344cm" svg:y="8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82cm" svg:y1="3.125cm" svg:x2="1.582cm" svg:y2="3.725cm">
          <text:p/>
        </draw:line>
        <draw:line draw:style-name="gr4" draw:text-style-name="P1" draw:layer="layout" svg:x1="1.592cm" svg:y1="4.2cm" svg:x2="1.592cm" svg:y2="4.8cm">
          <text:p/>
        </draw:line>
        <draw:line draw:style-name="gr4" draw:text-style-name="P1" draw:layer="layout" svg:x1="7.66cm" svg:y1="2.275cm" svg:x2="7.66cm" svg:y2="5cm">
          <text:p/>
        </draw:line>
        <draw:line draw:style-name="gr4" draw:text-style-name="P1" draw:layer="layout" svg:x1="1.602cm" svg:y1="5.275cm" svg:x2="1.602cm" svg:y2="5.875cm">
          <text:p/>
        </draw:line>
        <draw:line draw:style-name="gr4" draw:text-style-name="P1" draw:layer="layout" svg:x1="1.612cm" svg:y1="6.35cm" svg:x2="1.612cm" svg:y2="6.95cm">
          <text:p/>
        </draw:line>
        <draw:line draw:style-name="gr4" draw:text-style-name="P1" draw:layer="layout" svg:x1="1.594cm" svg:y1="7.525cm" svg:x2="1.594cm" svg:y2="8.125cm">
          <text:p/>
        </draw:line>
        <draw:custom-shape draw:style-name="gr6" draw:text-style-name="P1" draw:layer="layout" svg:width="0.5cm" svg:height="0.5cm" svg:x="1.329cm" svg:y="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67cm" svg:y1="2.011cm" svg:x2="1.567cm" svg:y2="2.611cm">
          <text:p/>
        </draw:line>
        <draw:line draw:style-name="gr4" draw:text-style-name="P1" draw:layer="layout" svg:x1="1.577cm" svg:y1="0.886cm" svg:x2="1.577cm" svg:y2="1.486cm">
          <text:p/>
        </draw:line>
        <draw:line draw:style-name="gr1" draw:text-style-name="P1" draw:layer="layout" svg:x1="4.93cm" svg:y1="1.16cm" svg:x2="4.93cm" svg:y2="8.36cm">
          <text:p/>
        </draw:line>
        <draw:custom-shape draw:style-name="gr7" draw:text-style-name="P1" draw:layer="layout" svg:width="0.5cm" svg:height="0.5cm" svg:x="4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962cm" svg:height="0.806cm" svg:x="3.482cm" svg:y="-0.062cm">
          <draw:text-box>
            <text:p text:style-name="P2"><text:span text:style-name="T1">hotfix-1.2.1</text:span></text:p>
          </draw:text-box>
        </draw:frame>
        <draw:custom-shape draw:style-name="gr7" draw:text-style-name="P1" draw:layer="layout" svg:width="0.5cm" svg:height="0.5cm" svg:x="4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38cm" svg:y1="3.064cm" svg:x2="4.938cm" svg:y2="3.664cm">
          <text:p/>
        </draw:line>
        <draw:frame draw:style-name="gr8" draw:text-style-name="P4" draw:layer="layout" svg:width="2.7cm" svg:height="0.645cm" svg:x="5cm" svg:y="1.6cm">
          <draw:text-box>
            <text:p text:style-name="P4"><text:span text:style-name="T3">create hotfix</text:span></text:p>
          </draw:text-box>
        </draw:frame>
        <draw:line draw:style-name="gr4" draw:text-style-name="P1" draw:layer="layout" svg:x1="5.3cm" svg:y1="4cm" svg:x2="7.3cm" svg:y2="5.1cm">
          <text:p/>
        </draw:line>
        <draw:line draw:style-name="gr4" draw:text-style-name="P1" draw:layer="layout" svg:x1="4.6cm" svg:y1="4cm" svg:x2="1.8cm" svg:y2="7cm">
          <text:p/>
        </draw:line>
        <draw:frame draw:style-name="gr8" draw:text-style-name="P4" draw:layer="layout" svg:width="2.7cm" svg:height="0.645cm" svg:x="2cm" svg:y="4.055cm">
          <draw:text-box>
            <text:p text:style-name="P4"><text:span text:style-name="T3">merge hotfix</text:span></text:p>
          </draw:text-box>
        </draw:frame>
        <draw:frame draw:style-name="gr8" draw:text-style-name="P4" draw:layer="layout" svg:width="2.7cm" svg:height="0.645cm" svg:x="5.3cm" svg:y="3.655cm">
          <draw:text-box>
            <text:p text:style-name="P4"><text:span text:style-name="T3">merge hotfix</text:span></text:p>
          </draw:text-box>
        </draw:frame>
        <draw:custom-shape draw:style-name="gr5" draw:text-style-name="P3" draw:layer="layout" svg:width="2cm" svg:height="1.1cm" svg:x="4.4cm" svg:y="5cm">
          <text:p text:style-name="P1"><text:span text:style-name="T2">Bug of version </text:span></text:p>
          <text:p text:style-name="P1"><text:span text:style-name="T2">1.1.0 has </text:span></text:p>
          <text:p text:style-name="P1"><text:span text:style-name="T2">been fixed</text:span></text:p>
          <draw:enhanced-geometry svg:viewBox="0 0 21600 21600" draw:text-areas="800 800 20800 20800" draw:type="round-rectangular-callout" draw:modifiers="5839.88005997002 -15930.2452316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8cm" svg:height="1.7cm" svg:x="1.9cm" svg:y="0.9cm">
          <text:p text:style-name="P1"><text:span text:style-name="T2">development of </text:span></text:p>
          <text:p text:style-name="P1"><text:span text:style-name="T2">features</text:span></text:p>
          <text:p text:style-name="P1"><text:span text:style-name="T2">continue after </text:span></text:p>
          <text:p text:style-name="P1"><text:span text:style-name="T2">bug detection</text:span></text:p>
          <draw:enhanced-geometry svg:viewBox="0 0 21600 21600" draw:text-areas="800 800 20800 20800" draw:type="round-rectangular-callout" draw:modifiers="1164.44127097465 31276.1904761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10-23T19:47:24</dc:date>
    <dc:creator>Robin </dc:creator>
    <meta:editing-duration>PT1H12M26S</meta:editing-duration>
    <meta:editing-cycles>35</meta:editing-cycles>
    <meta:generator>LibreOffice/3.5$Linux_x86 LibreOffice_project/350m1$Build-2</meta:generator>
    <meta:document-statistic meta:object-count="37"/>
  </office:meta>
</office:document-meta>
</file>